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Standard" style:master-page-name="Standard">
      <style:paragraph-properties fo:margin-top="0cm" fo:margin-bottom="0cm" loext:contextual-spacing="false" fo:text-align="justify" style:justify-single-word="false" style:page-number="auto"/>
      <style:text-properties style:font-name="Times new roman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1f1c0a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<text:tab/>В период правления Петра первого проводилось большое количество либеральных реформ.Почти все они вводились жесткими методами, ничуть не опираясь на мнение собственно </text:span><text:bookmark text:name="_GoBack"/><text:span text:style-name="T2">тех, для кого они и были </text:span><text:span text:style-name="T3">введены</text:span><text:span text:style-name="T2">.</text:span></text:p>
      <text:p text:style-name="P1"><text:tab/>Автор считает, что несмотря на практичность, пользу новых реформ, они искореняли культуру и быт русского народа. Ведь люди десятилетиями жили именно так, а сейчас им приказывают делать по-другому. <text:s/>Карамзин придерживается метода более плавного перехода, чтобы власть объясняла народу зачем нужны такие нововведения.</text:p>
      <text:p text:style-name="P1"><text:tab/>Я конечно же согласен со взглядами и идеями автора высказывания. Такая политика могла привести даже и к революции, ведь народ был очень сильно недоволен своим положением и винил во всем запад, и реформы , которые пришли от туда. Но с другой стороны поступить <text:s/>по-другому Петр не мог. Ведь Россия входила в очень затяжной и опасный конфликт со Швецией. И в первую очередь реформы и были направлены на создание стабильной, боеспособной власти, и сделать это надо было в очень короткие сроки. Рассмотреть всю сущность ситуации можно на примере вводимой тогда рекрутской повинности. С точки зрения экономики, внешней политики это была очень нужная реформа. Она смогла обеспечить приемлемую численность обученных, готовых к бою солдат, обеспечивала постоянный приток новых солдат. Нехватки военных на фронте не было. Но реформа пагубно отразилась на самом обществе. С солдатом, уходившим на фронт прощались как на всегда, никто не знал когда он вернется <text:s/>, <text:s/>вернется ли он вообще. Естественно возникало недовольство в сторону этой повинности.</text:p>
      <text:p text:style-name="P1"><text:tab/>Реформы Петра Первого были слишком кардинальные, правитель не оглядывался назад, отрицая культуру прошлого. Петр должен был адаптировать европейские заимствования под быт и взгляды русского народа. Петр загорелся одной целью – выход к морю, завоевание земель Прибалтики. При этом мало внимания уделял внутренней политике, именно в народе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79141</meta:initial-creator>
    <meta:editing-cycles>4</meta:editing-cycles>
    <meta:creation-date>2020-10-29T09:52:00</meta:creation-date>
    <dc:date>2020-12-11T15:41:56.281327191</dc:date>
    <meta:editing-duration>PT1H36M59S</meta:editing-duration>
    <meta:generator>LibreOffice/6.4.6.2$Linux_X86_64 LibreOffice_project/40$Build-2</meta:generator>
    <meta:document-statistic meta:table-count="0" meta:image-count="0" meta:object-count="0" meta:page-count="1" meta:paragraph-count="4" meta:word-count="272" meta:character-count="1893" meta:non-whitespace-character-count="1616"/>
    <meta:user-defined meta:name="AppVersion">15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